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235cm"/>
      <style:paragraph-properties style:writing-mode="lr-tb"/>
    </style:style>
    <style:style style:name="pr2" style:family="presentation" style:parent-style-name="Default-subtitle">
      <style:graphic-properties draw:fill-color="#ffffff" fo:min-height="1.2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838cm"/>
      <style:paragraph-properties style:writing-mode="lr-tb"/>
    </style:style>
    <style:style style:name="P1" style:family="paragraph">
      <style:paragraph-properties style:writing-mode="lr-tb"/>
      <style:text-properties style:font-name="Noto Sans1"/>
    </style:style>
    <style:style style:name="P2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72pt" style:font-size-asian="72pt" style:font-size-complex="72pt"/>
    </style:style>
    <style:style style:name="T1" style:family="text">
      <style:text-properties style:font-name="Noto Sans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5cm" svg:x="1.27cm" svg:y="3.81cm" presentation:class="title" presentation:user-transformed="true">
          <draw:text-box>
            <text:p><text:span text:style-name="T1">игра doodle jump</text:span></text:p>
          </draw:text-box>
        </draw:frame>
        <draw:frame presentation:style-name="pr2" draw:text-style-name="P2" draw:layer="layout" svg:width="6.279cm" svg:height="1.27cm" svg:x="20.32cm" svg:y="12.7cm" presentation:class="subtitle" presentation:user-transformed="true">
          <draw:text-box>
            <text:p><text:span text:style-name="T2">Гордиенков Захар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27cm" svg:y="3.175cm" presentation:class="title" presentation:user-transformed="true">
          <draw:text-box>
            <text:p>Идея и цель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База данных</text:p>
          </draw:text-box>
        </draw:frame>
        <draw:frame presentation:style-name="pr5" draw:text-style-name="P4" draw:layer="layout" svg:width="25.199cm" svg:height="9.134cm" svg:x="4.796cm" svg:y="5.272cm" presentation:class="outline" presentation:user-transformed="true">
          <draw:text-box>
            <text:list text:style-name="L2">
              <text:list-item>
                <text:p>sqlite3</text:p>
              </text:list-item>
              <text:list-item>
                <text:p>1 таблица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Реализация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льнейшее развитие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Возможность выбора спрайта</text:p>
              </text:list-item>
              <text:list-item>
                <text:p>Больше спрайтов</text:p>
              </text:list-item>
              <text:list-item>
                <text:p>Звуки (+ беззвучный режим)</text:p>
              </text:list-item>
              <text:list-item>
                <text:p>Двигающиеся плитки</text:p>
              </text:list-item>
              <text:list-item>
                <text:p>Препятствия (двигающиеся и статичные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838cm" svg:x="1.617cm" svg:y="4.926cm" presentation:class="title" presentation:user-transformed="true">
          <draw:text-box>
            <text:p><text:span text:style-name="T3">Конец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7:41.487686896</meta:creation-date>
    <dc:date>2023-01-22T16:04:17.877699030</dc:date>
    <meta:editing-duration>PT2H31M45S</meta:editing-duration>
    <meta:editing-cycles>30</meta:editing-cycles>
    <meta:generator>LibreOffice/7.4.3.2$Linux_X86_64 LibreOffice_project/40$Build-2</meta:generator>
    <meta:document-statistic meta:object-count="42"/>
  </office:meta>
</office:document-meta>
</file>